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8" calcext:value-type="float">
            <text:p>368</text:p>
          </table:table-cell>
          <table:table-cell table:formula="of:=([.A26] * ((([.$C$2]/[.E26]) * [.$C$3] *([.D26]/1024)) + (([.$C$2]/[.E26]) * [.$C$4] * [.C26])))" office:value-type="currency" office:currency="USD" office:value="0.574021739130435" calcext:value-type="currency">
            <text:p>$0.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6]) * [.$C$5] * [.H26])" office:value-type="currency" office:currency="USD" office:value="2.89860869565217" calcext:value-type="currency">
            <text:p>$2.90</text:p>
          </table:table-cell>
          <table:table-cell/>
          <table:table-cell table:formula="of:=([.F26] + [.I26])" office:value-type="currency" office:currency="USD" office:value="3.47263043478261" calcext:value-type="currency">
            <text:p>$3.47</text:p>
          </table:table-cell>
          <table:table-cell table:style-name="ce15" table:formula="of:=([.$C$2]/[.E26])/60/60" office:value-type="float" office:value="0.754830917874396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95" calcext:value-type="float">
            <text:p>495</text:p>
          </table:table-cell>
          <table:table-cell table:formula="of:=([.A27] * ((([.$C$2]/[.E27]) * [.$C$3] *([.D27]/1024)) + (([.$C$2]/[.E27]) * [.$C$4] * [.C27])))" office:value-type="currency" office:currency="USD" office:value="1.15221818181818" calcext:value-type="currency">
            <text:p>$1.1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7]) * [.$C$5] * [.H27])" office:value-type="currency" office:currency="USD" office:value="2.15492525252525" calcext:value-type="currency">
            <text:p>$2.15</text:p>
          </table:table-cell>
          <table:table-cell/>
          <table:table-cell table:formula="of:=([.F27] + [.I27])" office:value-type="currency" office:currency="USD" office:value="3.30714343434343" calcext:value-type="currency">
            <text:p>$3.31</text:p>
          </table:table-cell>
          <table:table-cell table:style-name="ce15" table:formula="of:=([.$C$2]/[.E27])/60/60" office:value-type="float" office:value="0.561167227833894" calcext:value-type="float">
            <text:p>0.56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78" calcext:value-type="float">
            <text:p>778</text:p>
          </table:table-cell>
          <table:table-cell table:formula="of:=([.A28] * ((([.$C$2]/[.E28]) * [.$C$3] *([.D28]/1024)) + (([.$C$2]/[.E28]) * [.$C$4] * [.C28])))" office:value-type="currency" office:currency="USD" office:value="1.16752185089974" calcext:value-type="currency">
            <text:p>$1.1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8]) * [.$C$5] * [.H28])" office:value-type="currency" office:currency="USD" office:value="4.11319280205656" calcext:value-type="currency">
            <text:p>$4.11</text:p>
          </table:table-cell>
          <table:table-cell/>
          <table:table-cell table:formula="of:=([.F28] + [.I28])" office:value-type="currency" office:currency="USD" office:value="5.2807146529563" calcext:value-type="currency">
            <text:p>$5.28</text:p>
          </table:table-cell>
          <table:table-cell table:style-name="ce15" table:formula="of:=([.$C$2]/[.E28])/60/60" office:value-type="float" office:value="0.357040845472722" calcext:value-type="float">
            <text:p>0.36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4:58:27.913873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7T15:02:10.322996669</dc:date>
    <meta:editing-duration>PT8H57M10S</meta:editing-duration>
    <meta:editing-cycles>40</meta:editing-cycles>
    <meta:generator>LibreOffice/6.0.7.3$Linux_X86_64 LibreOffice_project/00m0$Build-3</meta:generator>
    <meta:document-statistic meta:table-count="1" meta:cell-count="218" meta:object-count="0"/>
  </office:meta>
</office:document-meta>
</file>